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7.75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eliberat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923" calcext:value-type="float">
            <text:p>115923</text:p>
          </table:table-cell>
          <table:table-cell office:value-type="float" office:value="13438100000" calcext:value-type="float">
            <text:p>13438100000</text:p>
          </table:table-cell>
          <table:table-cell office:value-type="float" office:value="4" calcext:value-type="float">
            <text:p>4</text:p>
          </table:table-cell>
          <table:table-cell table:formula="of:=IFERROR([.C1]/([.C1]-[.G1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9341" calcext:value-type="float">
            <text:p>189341</text:p>
          </table:table-cell>
          <table:table-cell office:value-type="float" office:value="40107600000" calcext:value-type="float">
            <text:p>40107600000</text:p>
          </table:table-cell>
          <table:table-cell office:value-type="float" office:value="8" calcext:value-type="float">
            <text:p>8</text:p>
          </table:table-cell>
          <table:table-cell table:formula="of:=IFERROR([.C2]/([.C2]-[.G2]);1)"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355" calcext:value-type="float">
            <text:p>155355</text:p>
          </table:table-cell>
          <table:table-cell office:value-type="float" office:value="28591100000" calcext:value-type="float">
            <text:p>28591100000</text:p>
          </table:table-cell>
          <table:table-cell office:value-type="float" office:value="6" calcext:value-type="float">
            <text:p>6</text:p>
          </table:table-cell>
          <table:table-cell table:formula="of:=IFERROR([.C3]/([.C3]-[.G3]);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9571" calcext:value-type="float">
            <text:p>159571</text:p>
          </table:table-cell>
          <table:table-cell office:value-type="float" office:value="30199300000" calcext:value-type="float">
            <text:p>30199300000</text:p>
          </table:table-cell>
          <table:table-cell office:value-type="float" office:value="9" calcext:value-type="float">
            <text:p>9</text:p>
          </table:table-cell>
          <table:table-cell table:formula="of:=IFERROR([.C4]/([.C4]-[.G4]);1)" office:value-type="float" office:value="3.25" calcext:value-type="float">
            <text:p>3.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4103" calcext:value-type="float">
            <text:p>154103</text:p>
          </table:table-cell>
          <table:table-cell office:value-type="float" office:value="29193800000" calcext:value-type="float">
            <text:p>29193800000</text:p>
          </table:table-cell>
          <table:table-cell office:value-type="float" office:value="12" calcext:value-type="float">
            <text:p>12</text:p>
          </table:table-cell>
          <table:table-cell table:formula="of:=IFERROR([.C5]/([.C5]-[.G5]);1)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7422" calcext:value-type="float">
            <text:p>197422</text:p>
          </table:table-cell>
          <table:table-cell office:value-type="float" office:value="41633000000" calcext:value-type="float">
            <text:p>41633000000</text:p>
          </table:table-cell>
          <table:table-cell office:value-type="float" office:value="13" calcext:value-type="float">
            <text:p>13</text:p>
          </table:table-cell>
          <table:table-cell table:formula="of:=IFERROR([.C6]/([.C6]-[.G6]);1)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469" calcext:value-type="float">
            <text:p>107469</text:p>
          </table:table-cell>
          <table:table-cell office:value-type="float" office:value="12178700000" calcext:value-type="float">
            <text:p>12178700000</text:p>
          </table:table-cell>
          <table:table-cell office:value-type="float" office:value="4" calcext:value-type="float">
            <text:p>4</text:p>
          </table:table-cell>
          <table:table-cell table:formula="of:=IFERROR([.C7]/([.C7]-[.G7]);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1184" calcext:value-type="float">
            <text:p>201184</text:p>
          </table:table-cell>
          <table:table-cell office:value-type="float" office:value="44849200000" calcext:value-type="float">
            <text:p>44849200000</text:p>
          </table:table-cell>
          <table:table-cell office:value-type="float" office:value="12" calcext:value-type="float">
            <text:p>12</text:p>
          </table:table-cell>
          <table:table-cell table:formula="of:=IFERROR([.C8]/([.C8]-[.G8]);1)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1224" calcext:value-type="float">
            <text:p>151224</text:p>
          </table:table-cell>
          <table:table-cell office:value-type="float" office:value="22868800000" calcext:value-type="float">
            <text:p>22868800000</text:p>
          </table:table-cell>
          <table:table-cell office:value-type="float" office:value="3" calcext:value-type="float">
            <text:p>3</text:p>
          </table:table-cell>
          <table:table-cell table:formula="of:=IFERROR([.C9]/([.C9]-[.G9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4852" calcext:value-type="float">
            <text:p>124852</text:p>
          </table:table-cell>
          <table:table-cell office:value-type="float" office:value="22803200000" calcext:value-type="float">
            <text:p>22803200000</text:p>
          </table:table-cell>
          <table:table-cell office:value-type="float" office:value="13" calcext:value-type="float">
            <text:p>13</text:p>
          </table:table-cell>
          <table:table-cell table:formula="of:=IFERROR([.C10]/([.C10]-[.G10]);1)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1410" calcext:value-type="float">
            <text:p>231410</text:p>
          </table:table-cell>
          <table:table-cell office:value-type="float" office:value="53621500000" calcext:value-type="float">
            <text:p>53621500000</text:p>
          </table:table-cell>
          <table:table-cell office:value-type="float" office:value="6" calcext:value-type="float">
            <text:p>6</text:p>
          </table:table-cell>
          <table:table-cell table:formula="of:=IFERROR([.C11]/([.C11]-[.G11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3303" calcext:value-type="float">
            <text:p>113303</text:p>
          </table:table-cell>
          <table:table-cell office:value-type="float" office:value="17322700000" calcext:value-type="float">
            <text:p>17322700000</text:p>
          </table:table-cell>
          <table:table-cell office:value-type="float" office:value="8" calcext:value-type="float">
            <text:p>8</text:p>
          </table:table-cell>
          <table:table-cell table:formula="of:=IFERROR([.C12]/([.C12]-[.G12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2536" calcext:value-type="float">
            <text:p>172536</text:p>
          </table:table-cell>
          <table:table-cell office:value-type="float" office:value="33455100000" calcext:value-type="float">
            <text:p>33455100000</text:p>
          </table:table-cell>
          <table:table-cell office:value-type="float" office:value="20" calcext:value-type="float">
            <text:p>20</text:p>
          </table:table-cell>
          <table:table-cell table:formula="of:=IFERROR([.C13]/([.C13]-[.G13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3271" calcext:value-type="float">
            <text:p>193271</text:p>
          </table:table-cell>
          <table:table-cell office:value-type="float" office:value="40783700000" calcext:value-type="float">
            <text:p>40783700000</text:p>
          </table:table-cell>
          <table:table-cell office:value-type="float" office:value="16" calcext:value-type="float">
            <text:p>16</text:p>
          </table:table-cell>
          <table:table-cell table:formula="of:=IFERROR([.C14]/([.C14]-[.G14]);1)" office:value-type="float" office:value="2.6" calcext:value-type="float">
            <text:p>2.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0737" calcext:value-type="float">
            <text:p>190737</text:p>
          </table:table-cell>
          <table:table-cell office:value-type="float" office:value="44885400000" calcext:value-type="float">
            <text:p>44885400000</text:p>
          </table:table-cell>
          <table:table-cell office:value-type="float" office:value="7" calcext:value-type="float">
            <text:p>7</text:p>
          </table:table-cell>
          <table:table-cell table:formula="of:=IFERROR([.C15]/([.C15]-[.G15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109" calcext:value-type="float">
            <text:p>108109</text:p>
          </table:table-cell>
          <table:table-cell office:value-type="float" office:value="13436700000" calcext:value-type="float">
            <text:p>13436700000</text:p>
          </table:table-cell>
          <table:table-cell office:value-type="float" office:value="6" calcext:value-type="float">
            <text:p>6</text:p>
          </table:table-cell>
          <table:table-cell table:formula="of:=IFERROR([.C16]/([.C16]-[.G16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1654" calcext:value-type="float">
            <text:p>151654</text:p>
          </table:table-cell>
          <table:table-cell office:value-type="float" office:value="27517800000" calcext:value-type="float">
            <text:p>27517800000</text:p>
          </table:table-cell>
          <table:table-cell office:value-type="float" office:value="26" calcext:value-type="float">
            <text:p>26</text:p>
          </table:table-cell>
          <table:table-cell table:formula="of:=IFERROR([.C17]/([.C17]-[.G17]);1)" office:value-type="float" office:value="3.36363636363636" calcext:value-type="float">
            <text:p>3.3636363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0273" calcext:value-type="float">
            <text:p>180273</text:p>
          </table:table-cell>
          <table:table-cell office:value-type="float" office:value="37111400000" calcext:value-type="float">
            <text:p>37111400000</text:p>
          </table:table-cell>
          <table:table-cell office:value-type="float" office:value="15" calcext:value-type="float">
            <text:p>15</text:p>
          </table:table-cell>
          <table:table-cell table:formula="of:=IFERROR([.C18]/([.C18]-[.G18]);1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1139" calcext:value-type="float">
            <text:p>151139</text:p>
          </table:table-cell>
          <table:table-cell office:value-type="float" office:value="28793800000" calcext:value-type="float">
            <text:p>28793800000</text:p>
          </table:table-cell>
          <table:table-cell office:value-type="float" office:value="15" calcext:value-type="float">
            <text:p>15</text:p>
          </table:table-cell>
          <table:table-cell table:formula="of:=IFERROR([.C19]/([.C19]-[.G19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9530" calcext:value-type="float">
            <text:p>139530</text:p>
          </table:table-cell>
          <table:table-cell office:value-type="float" office:value="24058200000" calcext:value-type="float">
            <text:p>24058200000</text:p>
          </table:table-cell>
          <table:table-cell office:value-type="float" office:value="12" calcext:value-type="float">
            <text:p>12</text:p>
          </table:table-cell>
          <table:table-cell table:formula="of:=IFERROR([.C20]/([.C20]-[.G20]);1)" office:value-type="float" office:value="2.71428571428571" calcext:value-type="float">
            <text:p>2.714285714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4061" calcext:value-type="float">
            <text:p>234061</text:p>
          </table:table-cell>
          <table:table-cell office:value-type="float" office:value="55756200000" calcext:value-type="float">
            <text:p>55756200000</text:p>
          </table:table-cell>
          <table:table-cell office:value-type="float" office:value="11" calcext:value-type="float">
            <text:p>11</text:p>
          </table:table-cell>
          <table:table-cell table:formula="of:=IFERROR([.C21]/([.C21]-[.G21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5838" calcext:value-type="float">
            <text:p>215838</text:p>
          </table:table-cell>
          <table:table-cell office:value-type="float" office:value="51626600000" calcext:value-type="float">
            <text:p>51626600000</text:p>
          </table:table-cell>
          <table:table-cell office:value-type="float" office:value="21" calcext:value-type="float">
            <text:p>21</text:p>
          </table:table-cell>
          <table:table-cell table:formula="of:=IFERROR([.C22]/([.C22]-[.G22]);1)" office:value-type="float" office:value="3.1" calcext:value-type="float">
            <text:p>3.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8360" calcext:value-type="float">
            <text:p>178360</text:p>
          </table:table-cell>
          <table:table-cell office:value-type="float" office:value="33556000000" calcext:value-type="float">
            <text:p>33556000000</text:p>
          </table:table-cell>
          <table:table-cell office:value-type="float" office:value="6" calcext:value-type="float">
            <text:p>6</text:p>
          </table:table-cell>
          <table:table-cell table:formula="of:=IFERROR([.C23]/([.C23]-[.G23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6208" calcext:value-type="float">
            <text:p>116208</text:p>
          </table:table-cell>
          <table:table-cell office:value-type="float" office:value="14189200000" calcext:value-type="float">
            <text:p>14189200000</text:p>
          </table:table-cell>
          <table:table-cell office:value-type="float" office:value="8" calcext:value-type="float">
            <text:p>8</text:p>
          </table:table-cell>
          <table:table-cell table:formula="of:=IFERROR([.C24]/([.C24]-[.G24]);1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3366" calcext:value-type="float">
            <text:p>153366</text:p>
          </table:table-cell>
          <table:table-cell office:value-type="float" office:value="28355600000" calcext:value-type="float">
            <text:p>28355600000</text:p>
          </table:table-cell>
          <table:table-cell office:value-type="float" office:value="13" calcext:value-type="float">
            <text:p>13</text:p>
          </table:table-cell>
          <table:table-cell table:formula="of:=IFERROR([.C25]/([.C25]-[.G25]);1)" office:value-type="float" office:value="2.85714285714286" calcext:value-type="float">
            <text:p>2.85714285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6870" calcext:value-type="float">
            <text:p>216870</text:p>
          </table:table-cell>
          <table:table-cell office:value-type="float" office:value="49401500000" calcext:value-type="float">
            <text:p>49401500000</text:p>
          </table:table-cell>
          <table:table-cell office:value-type="float" office:value="17" calcext:value-type="float">
            <text:p>17</text:p>
          </table:table-cell>
          <table:table-cell table:formula="of:=IFERROR([.C26]/([.C26]-[.G26]);1)" office:value-type="float" office:value="3.42857142857143" calcext:value-type="float">
            <text:p>3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406" calcext:value-type="float">
            <text:p>128406</text:p>
          </table:table-cell>
          <table:table-cell office:value-type="float" office:value="23471800000" calcext:value-type="float">
            <text:p>23471800000</text:p>
          </table:table-cell>
          <table:table-cell office:value-type="float" office:value="11" calcext:value-type="float">
            <text:p>11</text:p>
          </table:table-cell>
          <table:table-cell table:formula="of:=IFERROR([.C27]/([.C27]-[.G27]);1)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224" calcext:value-type="float">
            <text:p>62224</text:p>
          </table:table-cell>
          <table:table-cell office:value-type="float" office:value="3871820000" calcext:value-type="float">
            <text:p>3871820000</text:p>
          </table:table-cell>
          <table:table-cell office:value-type="float" office:value="4" calcext:value-type="float">
            <text:p>4</text:p>
          </table:table-cell>
          <table:table-cell table:formula="of:=IFERROR([.C28]/([.C28]-[.G28]);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7683" calcext:value-type="float">
            <text:p>117683</text:p>
          </table:table-cell>
          <table:table-cell office:value-type="float" office:value="15805100000" calcext:value-type="float">
            <text:p>15805100000</text:p>
          </table:table-cell>
          <table:table-cell office:value-type="float" office:value="10" calcext:value-type="float">
            <text:p>10</text:p>
          </table:table-cell>
          <table:table-cell table:formula="of:=IFERROR([.C29]/([.C29]-[.G29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4790" calcext:value-type="float">
            <text:p>214790</text:p>
          </table:table-cell>
          <table:table-cell office:value-type="float" office:value="56023100000" calcext:value-type="float">
            <text:p>56023100000</text:p>
          </table:table-cell>
          <table:table-cell office:value-type="float" office:value="17" calcext:value-type="float">
            <text:p>17</text:p>
          </table:table-cell>
          <table:table-cell table:formula="of:=IFERROR([.C30]/([.C30]-[.G30]);1)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7404" calcext:value-type="float">
            <text:p>217404</text:p>
          </table:table-cell>
          <table:table-cell office:value-type="float" office:value="55726100000" calcext:value-type="float">
            <text:p>55726100000</text:p>
          </table:table-cell>
          <table:table-cell office:value-type="float" office:value="25" calcext:value-type="float">
            <text:p>25</text:p>
          </table:table-cell>
          <table:table-cell table:formula="of:=IFERROR([.C31]/([.C31]-[.G31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3051" calcext:value-type="float">
            <text:p>253051</text:p>
          </table:table-cell>
          <table:table-cell office:value-type="float" office:value="76064000000" calcext:value-type="float">
            <text:p>76064000000</text:p>
          </table:table-cell>
          <table:table-cell office:value-type="float" office:value="9" calcext:value-type="float">
            <text:p>9</text:p>
          </table:table-cell>
          <table:table-cell table:formula="of:=IFERROR([.C32]/([.C32]-[.G32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7707" calcext:value-type="float">
            <text:p>177707</text:p>
          </table:table-cell>
          <table:table-cell office:value-type="float" office:value="39507800000" calcext:value-type="float">
            <text:p>39507800000</text:p>
          </table:table-cell>
          <table:table-cell office:value-type="float" office:value="23" calcext:value-type="float">
            <text:p>23</text:p>
          </table:table-cell>
          <table:table-cell table:formula="of:=IFERROR([.C33]/([.C33]-[.G33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917" calcext:value-type="float">
            <text:p>132917</text:p>
          </table:table-cell>
          <table:table-cell office:value-type="float" office:value="17666800000" calcext:value-type="float">
            <text:p>17666800000</text:p>
          </table:table-cell>
          <table:table-cell office:value-type="float" office:value="4" calcext:value-type="float">
            <text:p>4</text:p>
          </table:table-cell>
          <table:table-cell table:formula="of:=IFERROR([.C34]/([.C34]-[.G34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6122" calcext:value-type="float">
            <text:p>176122</text:p>
          </table:table-cell>
          <table:table-cell office:value-type="float" office:value="46169800000" calcext:value-type="float">
            <text:p>46169800000</text:p>
          </table:table-cell>
          <table:table-cell office:value-type="float" office:value="8" calcext:value-type="float">
            <text:p>8</text:p>
          </table:table-cell>
          <table:table-cell table:formula="of:=IFERROR([.C35]/([.C35]-[.G35]);1)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7655" calcext:value-type="float">
            <text:p>177655</text:p>
          </table:table-cell>
          <table:table-cell office:value-type="float" office:value="38566400000" calcext:value-type="float">
            <text:p>38566400000</text:p>
          </table:table-cell>
          <table:table-cell office:value-type="float" office:value="14" calcext:value-type="float">
            <text:p>14</text:p>
          </table:table-cell>
          <table:table-cell table:formula="of:=IFERROR([.C36]/([.C36]-[.G3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9882" calcext:value-type="float">
            <text:p>199882</text:p>
          </table:table-cell>
          <table:table-cell office:value-type="float" office:value="41016800000" calcext:value-type="float">
            <text:p>41016800000</text:p>
          </table:table-cell>
          <table:table-cell office:value-type="float" office:value="5" calcext:value-type="float">
            <text:p>5</text:p>
          </table:table-cell>
          <table:table-cell table:formula="of:=IFERROR([.C37]/([.C37]-[.G37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79175" calcext:value-type="float">
            <text:p>179175</text:p>
          </table:table-cell>
          <table:table-cell office:value-type="float" office:value="42101800000" calcext:value-type="float">
            <text:p>42101800000</text:p>
          </table:table-cell>
          <table:table-cell office:value-type="float" office:value="26" calcext:value-type="float">
            <text:p>26</text:p>
          </table:table-cell>
          <table:table-cell table:formula="of:=IFERROR([.C38]/([.C38]-[.G38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338.5" calcext:value-type="float">
            <text:p>99338.5</text:p>
          </table:table-cell>
          <table:table-cell office:value-type="float" office:value="11221700000" calcext:value-type="float">
            <text:p>11221700000</text:p>
          </table:table-cell>
          <table:table-cell office:value-type="float" office:value="10" calcext:value-type="float">
            <text:p>10</text:p>
          </table:table-cell>
          <table:table-cell table:formula="of:=IFERROR([.C39]/([.C39]-[.G39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2750" calcext:value-type="float">
            <text:p>132750</text:p>
          </table:table-cell>
          <table:table-cell office:value-type="float" office:value="22752500000" calcext:value-type="float">
            <text:p>22752500000</text:p>
          </table:table-cell>
          <table:table-cell office:value-type="float" office:value="7" calcext:value-type="float">
            <text:p>7</text:p>
          </table:table-cell>
          <table:table-cell table:formula="of:=IFERROR([.C40]/([.C40]-[.G40]);1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884" calcext:value-type="float">
            <text:p>94884</text:p>
          </table:table-cell>
          <table:table-cell office:value-type="float" office:value="9104620000" calcext:value-type="float">
            <text:p>9104620000</text:p>
          </table:table-cell>
          <table:table-cell office:value-type="float" office:value="5" calcext:value-type="float">
            <text:p>5</text:p>
          </table:table-cell>
          <table:table-cell table:formula="of:=IFERROR([.C41]/([.C41]-[.G41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3302" calcext:value-type="float">
            <text:p>173302</text:p>
          </table:table-cell>
          <table:table-cell office:value-type="float" office:value="37003100000" calcext:value-type="float">
            <text:p>37003100000</text:p>
          </table:table-cell>
          <table:table-cell office:value-type="float" office:value="13" calcext:value-type="float">
            <text:p>13</text:p>
          </table:table-cell>
          <table:table-cell table:formula="of:=IFERROR([.C42]/([.C42]-[.G42]);1)"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9873" calcext:value-type="float">
            <text:p>139873</text:p>
          </table:table-cell>
          <table:table-cell office:value-type="float" office:value="29804800000" calcext:value-type="float">
            <text:p>29804800000</text:p>
          </table:table-cell>
          <table:table-cell office:value-type="float" office:value="7" calcext:value-type="float">
            <text:p>7</text:p>
          </table:table-cell>
          <table:table-cell table:formula="of:=IFERROR([.C43]/([.C43]-[.G43]);1)" office:value-type="float" office:value="2.16666666666667" calcext:value-type="float">
            <text:p>2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9731" calcext:value-type="float">
            <text:p>159731</text:p>
          </table:table-cell>
          <table:table-cell office:value-type="float" office:value="32724100000" calcext:value-type="float">
            <text:p>32724100000</text:p>
          </table:table-cell>
          <table:table-cell office:value-type="float" office:value="20" calcext:value-type="float">
            <text:p>20</text:p>
          </table:table-cell>
          <table:table-cell table:formula="of:=IFERROR([.C44]/([.C44]-[.G44]);1)"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38287" calcext:value-type="float">
            <text:p>238287</text:p>
          </table:table-cell>
          <table:table-cell office:value-type="float" office:value="67931600000" calcext:value-type="float">
            <text:p>67931600000</text:p>
          </table:table-cell>
          <table:table-cell office:value-type="float" office:value="26" calcext:value-type="float">
            <text:p>26</text:p>
          </table:table-cell>
          <table:table-cell table:formula="of:=IFERROR([.C45]/([.C45]-[.G45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6003" calcext:value-type="float">
            <text:p>216003</text:p>
          </table:table-cell>
          <table:table-cell office:value-type="float" office:value="52614300000" calcext:value-type="float">
            <text:p>52614300000</text:p>
          </table:table-cell>
          <table:table-cell office:value-type="float" office:value="14" calcext:value-type="float">
            <text:p>14</text:p>
          </table:table-cell>
          <table:table-cell table:formula="of:=IFERROR([.C46]/([.C46]-[.G46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0117" calcext:value-type="float">
            <text:p>200117</text:p>
          </table:table-cell>
          <table:table-cell office:value-type="float" office:value="47270600000" calcext:value-type="float">
            <text:p>47270600000</text:p>
          </table:table-cell>
          <table:table-cell office:value-type="float" office:value="19" calcext:value-type="float">
            <text:p>19</text:p>
          </table:table-cell>
          <table:table-cell table:formula="of:=IFERROR([.C47]/([.C47]-[.G47]);1)"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7624" calcext:value-type="float">
            <text:p>127624</text:p>
          </table:table-cell>
          <table:table-cell office:value-type="float" office:value="21837200000" calcext:value-type="float">
            <text:p>21837200000</text:p>
          </table:table-cell>
          <table:table-cell office:value-type="float" office:value="8" calcext:value-type="float">
            <text:p>8</text:p>
          </table:table-cell>
          <table:table-cell table:formula="of:=IFERROR([.C48]/([.C48]-[.G48]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79156" calcext:value-type="float">
            <text:p>179156</text:p>
          </table:table-cell>
          <table:table-cell office:value-type="float" office:value="40342400000" calcext:value-type="float">
            <text:p>40342400000</text:p>
          </table:table-cell>
          <table:table-cell office:value-type="float" office:value="26" calcext:value-type="float">
            <text:p>26</text:p>
          </table:table-cell>
          <table:table-cell table:formula="of:=IFERROR([.C49]/([.C49]-[.G49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992" calcext:value-type="float">
            <text:p>126992</text:p>
          </table:table-cell>
          <table:table-cell office:value-type="float" office:value="18946400000" calcext:value-type="float">
            <text:p>18946400000</text:p>
          </table:table-cell>
          <table:table-cell office:value-type="float" office:value="3" calcext:value-type="float">
            <text:p>3</text:p>
          </table:table-cell>
          <table:table-cell table:formula="of:=IFERROR([.C50]/([.C50]-[.G50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259.5" calcext:value-type="float">
            <text:p>75259.5</text:p>
          </table:table-cell>
          <table:table-cell office:value-type="float" office:value="5844430000" calcext:value-type="float">
            <text:p>5844430000</text:p>
          </table:table-cell>
          <table:table-cell office:value-type="float" office:value="4" calcext:value-type="float">
            <text:p>4</text:p>
          </table:table-cell>
          <table:table-cell table:formula="of:=IFERROR([.C51]/([.C51]-[.G51]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7509" calcext:value-type="float">
            <text:p>157509</text:p>
          </table:table-cell>
          <table:table-cell office:value-type="float" office:value="29234600000" calcext:value-type="float">
            <text:p>29234600000</text:p>
          </table:table-cell>
          <table:table-cell office:value-type="float" office:value="11" calcext:value-type="float">
            <text:p>11</text:p>
          </table:table-cell>
          <table:table-cell table:formula="of:=IFERROR([.C52]/([.C52]-[.G52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3374" calcext:value-type="float">
            <text:p>123374</text:p>
          </table:table-cell>
          <table:table-cell office:value-type="float" office:value="23156600000" calcext:value-type="float">
            <text:p>23156600000</text:p>
          </table:table-cell>
          <table:table-cell office:value-type="float" office:value="13" calcext:value-type="float">
            <text:p>13</text:p>
          </table:table-cell>
          <table:table-cell table:formula="of:=IFERROR([.C53]/([.C53]-[.G53]);1)" office:value-type="float" office:value="3.16666666666667" calcext:value-type="float">
            <text:p>3.1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6062" calcext:value-type="float">
            <text:p>156062</text:p>
          </table:table-cell>
          <table:table-cell office:value-type="float" office:value="37113900000" calcext:value-type="float">
            <text:p>37113900000</text:p>
          </table:table-cell>
          <table:table-cell office:value-type="float" office:value="6" calcext:value-type="float">
            <text:p>6</text:p>
          </table:table-cell>
          <table:table-cell table:formula="of:=IFERROR([.C54]/([.C54]-[.G54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6088" calcext:value-type="float">
            <text:p>216088</text:p>
          </table:table-cell>
          <table:table-cell office:value-type="float" office:value="53099000000" calcext:value-type="float">
            <text:p>53099000000</text:p>
          </table:table-cell>
          <table:table-cell office:value-type="float" office:value="12" calcext:value-type="float">
            <text:p>12</text:p>
          </table:table-cell>
          <table:table-cell table:formula="of:=IFERROR([.C55]/([.C55]-[.G55]);1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9979" calcext:value-type="float">
            <text:p>149979</text:p>
          </table:table-cell>
          <table:table-cell office:value-type="float" office:value="33614100000" calcext:value-type="float">
            <text:p>33614100000</text:p>
          </table:table-cell>
          <table:table-cell office:value-type="float" office:value="6" calcext:value-type="float">
            <text:p>6</text:p>
          </table:table-cell>
          <table:table-cell table:formula="of:=IFERROR([.C56]/([.C56]-[.G5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5542" calcext:value-type="float">
            <text:p>175542</text:p>
          </table:table-cell>
          <table:table-cell office:value-type="float" office:value="36096100000" calcext:value-type="float">
            <text:p>36096100000</text:p>
          </table:table-cell>
          <table:table-cell office:value-type="float" office:value="21" calcext:value-type="float">
            <text:p>21</text:p>
          </table:table-cell>
          <table:table-cell table:formula="of:=IFERROR([.C57]/([.C57]-[.G57]);1)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310.2" calcext:value-type="float">
            <text:p>72310.2</text:p>
          </table:table-cell>
          <table:table-cell office:value-type="float" office:value="5228770000" calcext:value-type="float">
            <text:p>5228770000</text:p>
          </table:table-cell>
          <table:table-cell office:value-type="float" office:value="4" calcext:value-type="float">
            <text:p>4</text:p>
          </table:table-cell>
          <table:table-cell table:formula="of:=IFERROR([.C58]/([.C58]-[.G58]);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5811" calcext:value-type="float">
            <text:p>165811</text:p>
          </table:table-cell>
          <table:table-cell office:value-type="float" office:value="33758300000" calcext:value-type="float">
            <text:p>33758300000</text:p>
          </table:table-cell>
          <table:table-cell office:value-type="float" office:value="16" calcext:value-type="float">
            <text:p>16</text:p>
          </table:table-cell>
          <table:table-cell table:formula="of:=IFERROR([.C59]/([.C59]-[.G59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6972" calcext:value-type="float">
            <text:p>176972</text:p>
          </table:table-cell>
          <table:table-cell office:value-type="float" office:value="35158200000" calcext:value-type="float">
            <text:p>35158200000</text:p>
          </table:table-cell>
          <table:table-cell office:value-type="float" office:value="18" calcext:value-type="float">
            <text:p>18</text:p>
          </table:table-cell>
          <table:table-cell table:formula="of:=IFERROR([.C60]/([.C60]-[.G60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8538" calcext:value-type="float">
            <text:p>248538</text:p>
          </table:table-cell>
          <table:table-cell office:value-type="float" office:value="62654000000" calcext:value-type="float">
            <text:p>62654000000</text:p>
          </table:table-cell>
          <table:table-cell office:value-type="float" office:value="2" calcext:value-type="float">
            <text:p>2</text:p>
          </table:table-cell>
          <table:table-cell table:formula="of:=IFERROR([.C61]/([.C61]-[.G61]);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4813" calcext:value-type="float">
            <text:p>134813</text:p>
          </table:table-cell>
          <table:table-cell office:value-type="float" office:value="24413500000" calcext:value-type="float">
            <text:p>24413500000</text:p>
          </table:table-cell>
          <table:table-cell office:value-type="float" office:value="10" calcext:value-type="float">
            <text:p>10</text:p>
          </table:table-cell>
          <table:table-cell table:formula="of:=IFERROR([.C62]/([.C62]-[.G62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9952" calcext:value-type="float">
            <text:p>229952</text:p>
          </table:table-cell>
          <table:table-cell office:value-type="float" office:value="57597000000" calcext:value-type="float">
            <text:p>57597000000</text:p>
          </table:table-cell>
          <table:table-cell office:value-type="float" office:value="27" calcext:value-type="float">
            <text:p>27</text:p>
          </table:table-cell>
          <table:table-cell table:formula="of:=IFERROR([.C63]/([.C63]-[.G63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7456" calcext:value-type="float">
            <text:p>197456</text:p>
          </table:table-cell>
          <table:table-cell office:value-type="float" office:value="44520100000" calcext:value-type="float">
            <text:p>44520100000</text:p>
          </table:table-cell>
          <table:table-cell office:value-type="float" office:value="14" calcext:value-type="float">
            <text:p>14</text:p>
          </table:table-cell>
          <table:table-cell table:formula="of:=IFERROR([.C64]/([.C64]-[.G64]);1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7576" calcext:value-type="float">
            <text:p>267576</text:p>
          </table:table-cell>
          <table:table-cell office:value-type="float" office:value="75476000000" calcext:value-type="float">
            <text:p>75476000000</text:p>
          </table:table-cell>
          <table:table-cell office:value-type="float" office:value="6" calcext:value-type="float">
            <text:p>6</text:p>
          </table:table-cell>
          <table:table-cell table:formula="of:=IFERROR([.C65]/([.C65]-[.G65]);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2653" calcext:value-type="float">
            <text:p>192653</text:p>
          </table:table-cell>
          <table:table-cell office:value-type="float" office:value="46865300000" calcext:value-type="float">
            <text:p>46865300000</text:p>
          </table:table-cell>
          <table:table-cell office:value-type="float" office:value="12" calcext:value-type="float">
            <text:p>12</text:p>
          </table:table-cell>
          <table:table-cell table:formula="of:=IFERROR([.C66]/([.C66]-[.G66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124.9" calcext:value-type="float">
            <text:p>84124.9</text:p>
          </table:table-cell>
          <table:table-cell office:value-type="float" office:value="7077000000" calcext:value-type="float">
            <text:p>7077000000</text:p>
          </table:table-cell>
          <table:table-cell office:value-type="float" office:value="4" calcext:value-type="float">
            <text:p>4</text:p>
          </table:table-cell>
          <table:table-cell table:formula="of:=IFERROR([.C67]/([.C67]-[.G67]);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2761" calcext:value-type="float">
            <text:p>172761</text:p>
          </table:table-cell>
          <table:table-cell office:value-type="float" office:value="36878000000" calcext:value-type="float">
            <text:p>36878000000</text:p>
          </table:table-cell>
          <table:table-cell office:value-type="float" office:value="10" calcext:value-type="float">
            <text:p>10</text:p>
          </table:table-cell>
          <table:table-cell table:formula="of:=IFERROR([.C68]/([.C68]-[.G68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7365" calcext:value-type="float">
            <text:p>117365</text:p>
          </table:table-cell>
          <table:table-cell office:value-type="float" office:value="15230700000" calcext:value-type="float">
            <text:p>15230700000</text:p>
          </table:table-cell>
          <table:table-cell office:value-type="float" office:value="4" calcext:value-type="float">
            <text:p>4</text:p>
          </table:table-cell>
          <table:table-cell table:formula="of:=IFERROR([.C69]/([.C69]-[.G69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6307.4" calcext:value-type="float">
            <text:p>86307.4</text:p>
          </table:table-cell>
          <table:table-cell office:value-type="float" office:value="8482850000" calcext:value-type="float">
            <text:p>8482850000</text:p>
          </table:table-cell>
          <table:table-cell office:value-type="float" office:value="6" calcext:value-type="float">
            <text:p>6</text:p>
          </table:table-cell>
          <table:table-cell table:formula="of:=IFERROR([.C70]/([.C70]-[.G70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2483" calcext:value-type="float">
            <text:p>162483</text:p>
          </table:table-cell>
          <table:table-cell office:value-type="float" office:value="37032100000" calcext:value-type="float">
            <text:p>37032100000</text:p>
          </table:table-cell>
          <table:table-cell office:value-type="float" office:value="21" calcext:value-type="float">
            <text:p>21</text:p>
          </table:table-cell>
          <table:table-cell table:formula="of:=IFERROR([.C71]/([.C71]-[.G71]);1)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499.5" calcext:value-type="float">
            <text:p>59499.5</text:p>
          </table:table-cell>
          <table:table-cell office:value-type="float" office:value="3874390000" calcext:value-type="float">
            <text:p>3874390000</text:p>
          </table:table-cell>
          <table:table-cell office:value-type="float" office:value="6" calcext:value-type="float">
            <text:p>6</text:p>
          </table:table-cell>
          <table:table-cell table:formula="of:=IFERROR([.C72]/([.C72]-[.G72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1757" calcext:value-type="float">
            <text:p>211757</text:p>
          </table:table-cell>
          <table:table-cell office:value-type="float" office:value="54606800000" calcext:value-type="float">
            <text:p>54606800000</text:p>
          </table:table-cell>
          <table:table-cell office:value-type="float" office:value="12" calcext:value-type="float">
            <text:p>12</text:p>
          </table:table-cell>
          <table:table-cell table:formula="of:=IFERROR([.C73]/([.C73]-[.G73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4092" calcext:value-type="float">
            <text:p>144092</text:p>
          </table:table-cell>
          <table:table-cell office:value-type="float" office:value="34744800000" calcext:value-type="float">
            <text:p>34744800000</text:p>
          </table:table-cell>
          <table:table-cell office:value-type="float" office:value="10" calcext:value-type="float">
            <text:p>10</text:p>
          </table:table-cell>
          <table:table-cell table:formula="of:=IFERROR([.C74]/([.C74]-[.G74]);1)" office:value-type="float" office:value="2.42857142857143" calcext:value-type="float">
            <text:p>2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349.1" calcext:value-type="float">
            <text:p>97349.1</text:p>
          </table:table-cell>
          <table:table-cell office:value-type="float" office:value="10732000000" calcext:value-type="float">
            <text:p>10732000000</text:p>
          </table:table-cell>
          <table:table-cell office:value-type="float" office:value="17" calcext:value-type="float">
            <text:p>17</text:p>
          </table:table-cell>
          <table:table-cell table:formula="of:=IFERROR([.C75]/([.C75]-[.G75]);1)"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9028" calcext:value-type="float">
            <text:p>169028</text:p>
          </table:table-cell>
          <table:table-cell office:value-type="float" office:value="36050900000" calcext:value-type="float">
            <text:p>36050900000</text:p>
          </table:table-cell>
          <table:table-cell office:value-type="float" office:value="22" calcext:value-type="float">
            <text:p>22</text:p>
          </table:table-cell>
          <table:table-cell table:formula="of:=IFERROR([.C76]/([.C76]-[.G76]);1)" office:value-type="float" office:value="3.44444444444444" calcext:value-type="float">
            <text:p>3.44444444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7290" calcext:value-type="float">
            <text:p>137290</text:p>
          </table:table-cell>
          <table:table-cell office:value-type="float" office:value="21989500000" calcext:value-type="float">
            <text:p>21989500000</text:p>
          </table:table-cell>
          <table:table-cell office:value-type="float" office:value="9" calcext:value-type="float">
            <text:p>9</text:p>
          </table:table-cell>
          <table:table-cell table:formula="of:=IFERROR([.C77]/([.C77]-[.G77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8304" calcext:value-type="float">
            <text:p>208304</text:p>
          </table:table-cell>
          <table:table-cell office:value-type="float" office:value="52426100000" calcext:value-type="float">
            <text:p>52426100000</text:p>
          </table:table-cell>
          <table:table-cell office:value-type="float" office:value="20" calcext:value-type="float">
            <text:p>20</text:p>
          </table:table-cell>
          <table:table-cell table:formula="of:=IFERROR([.C78]/([.C78]-[.G78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5318" calcext:value-type="float">
            <text:p>115318</text:p>
          </table:table-cell>
          <table:table-cell office:value-type="float" office:value="14240400000" calcext:value-type="float">
            <text:p>14240400000</text:p>
          </table:table-cell>
          <table:table-cell office:value-type="float" office:value="6" calcext:value-type="float">
            <text:p>6</text:p>
          </table:table-cell>
          <table:table-cell table:formula="of:=IFERROR([.C79]/([.C79]-[.G79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2082" calcext:value-type="float">
            <text:p>112082</text:p>
          </table:table-cell>
          <table:table-cell office:value-type="float" office:value="15784600000" calcext:value-type="float">
            <text:p>15784600000</text:p>
          </table:table-cell>
          <table:table-cell office:value-type="float" office:value="9" calcext:value-type="float">
            <text:p>9</text:p>
          </table:table-cell>
          <table:table-cell table:formula="of:=IFERROR([.C80]/([.C80]-[.G80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723" calcext:value-type="float">
            <text:p>102723</text:p>
          </table:table-cell>
          <table:table-cell office:value-type="float" office:value="10652700000" calcext:value-type="float">
            <text:p>10652700000</text:p>
          </table:table-cell>
          <table:table-cell office:value-type="float" office:value="4" calcext:value-type="float">
            <text:p>4</text:p>
          </table:table-cell>
          <table:table-cell table:formula="of:=IFERROR([.C81]/([.C81]-[.G81]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2448.9" calcext:value-type="float">
            <text:p>92448.9</text:p>
          </table:table-cell>
          <table:table-cell office:value-type="float" office:value="9113080000" calcext:value-type="float">
            <text:p>9113080000</text:p>
          </table:table-cell>
          <table:table-cell office:value-type="float" office:value="8" calcext:value-type="float">
            <text:p>8</text:p>
          </table:table-cell>
          <table:table-cell table:formula="of:=IFERROR([.C82]/([.C82]-[.G82]);1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5098" calcext:value-type="float">
            <text:p>145098</text:p>
          </table:table-cell>
          <table:table-cell office:value-type="float" office:value="26100600000" calcext:value-type="float">
            <text:p>26100600000</text:p>
          </table:table-cell>
          <table:table-cell office:value-type="float" office:value="13" calcext:value-type="float">
            <text:p>13</text:p>
          </table:table-cell>
          <table:table-cell table:formula="of:=IFERROR([.C83]/([.C83]-[.G83]);1)" office:value-type="float" office:value="3.6" calcext:value-type="float">
            <text:p>3.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5533" calcext:value-type="float">
            <text:p>195533</text:p>
          </table:table-cell>
          <table:table-cell office:value-type="float" office:value="41461000000" calcext:value-type="float">
            <text:p>41461000000</text:p>
          </table:table-cell>
          <table:table-cell office:value-type="float" office:value="6" calcext:value-type="float">
            <text:p>6</text:p>
          </table:table-cell>
          <table:table-cell table:formula="of:=IFERROR([.C84]/([.C84]-[.G84]);1)" office:value-type="float" office:value="2.2" calcext:value-type="float">
            <text:p>2.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8002" calcext:value-type="float">
            <text:p>148002</text:p>
          </table:table-cell>
          <table:table-cell office:value-type="float" office:value="27281400000" calcext:value-type="float">
            <text:p>27281400000</text:p>
          </table:table-cell>
          <table:table-cell office:value-type="float" office:value="8" calcext:value-type="float">
            <text:p>8</text:p>
          </table:table-cell>
          <table:table-cell table:formula="of:=IFERROR([.C85]/([.C85]-[.G85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960" calcext:value-type="float">
            <text:p>123960</text:p>
          </table:table-cell>
          <table:table-cell office:value-type="float" office:value="18167100000" calcext:value-type="float">
            <text:p>18167100000</text:p>
          </table:table-cell>
          <table:table-cell office:value-type="float" office:value="5" calcext:value-type="float">
            <text:p>5</text:p>
          </table:table-cell>
          <table:table-cell table:formula="of:=IFERROR([.C86]/([.C86]-[.G86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044.1" calcext:value-type="float">
            <text:p>98044.1</text:p>
          </table:table-cell>
          <table:table-cell office:value-type="float" office:value="11112100000" calcext:value-type="float">
            <text:p>11112100000</text:p>
          </table:table-cell>
          <table:table-cell office:value-type="float" office:value="4" calcext:value-type="float">
            <text:p>4</text:p>
          </table:table-cell>
          <table:table-cell table:formula="of:=IFERROR([.C87]/([.C87]-[.G87]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44561" calcext:value-type="float">
            <text:p>144561</text:p>
          </table:table-cell>
          <table:table-cell office:value-type="float" office:value="24482600000" calcext:value-type="float">
            <text:p>24482600000</text:p>
          </table:table-cell>
          <table:table-cell office:value-type="float" office:value="28" calcext:value-type="float">
            <text:p>28</text:p>
          </table:table-cell>
          <table:table-cell table:formula="of:=IFERROR([.C88]/([.C88]-[.G88]);1)" office:value-type="float" office:value="3.54545454545455" calcext:value-type="float">
            <text:p>3.545454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213.5" calcext:value-type="float">
            <text:p>82213.5</text:p>
          </table:table-cell>
          <table:table-cell office:value-type="float" office:value="7050960000" calcext:value-type="float">
            <text:p>7050960000</text:p>
          </table:table-cell>
          <table:table-cell office:value-type="float" office:value="4" calcext:value-type="float">
            <text:p>4</text:p>
          </table:table-cell>
          <table:table-cell table:formula="of:=IFERROR([.C89]/([.C89]-[.G89]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9779" calcext:value-type="float">
            <text:p>109779</text:p>
          </table:table-cell>
          <table:table-cell office:value-type="float" office:value="12466800000" calcext:value-type="float">
            <text:p>12466800000</text:p>
          </table:table-cell>
          <table:table-cell office:value-type="float" office:value="8" calcext:value-type="float">
            <text:p>8</text:p>
          </table:table-cell>
          <table:table-cell table:formula="of:=IFERROR([.C90]/([.C90]-[.G90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766" calcext:value-type="float">
            <text:p>129766</text:p>
          </table:table-cell>
          <table:table-cell office:value-type="float" office:value="26635000000" calcext:value-type="float">
            <text:p>26635000000</text:p>
          </table:table-cell>
          <table:table-cell office:value-type="float" office:value="4" calcext:value-type="float">
            <text:p>4</text:p>
          </table:table-cell>
          <table:table-cell table:formula="of:=IFERROR([.C91]/([.C91]-[.G91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1210" calcext:value-type="float">
            <text:p>151210</text:p>
          </table:table-cell>
          <table:table-cell office:value-type="float" office:value="31116700000" calcext:value-type="float">
            <text:p>31116700000</text:p>
          </table:table-cell>
          <table:table-cell office:value-type="float" office:value="12" calcext:value-type="float">
            <text:p>12</text:p>
          </table:table-cell>
          <table:table-cell table:formula="of:=IFERROR([.C92]/([.C92]-[.G92]);1)" office:value-type="float" office:value="2.33333333333333" calcext:value-type="float">
            <text:p>2.3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621" calcext:value-type="float">
            <text:p>177621</text:p>
          </table:table-cell>
          <table:table-cell office:value-type="float" office:value="33982900000" calcext:value-type="float">
            <text:p>33982900000</text:p>
          </table:table-cell>
          <table:table-cell office:value-type="float" office:value="7" calcext:value-type="float">
            <text:p>7</text:p>
          </table:table-cell>
          <table:table-cell table:formula="of:=IFERROR([.C93]/([.C93]-[.G93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9296" calcext:value-type="float">
            <text:p>169296</text:p>
          </table:table-cell>
          <table:table-cell office:value-type="float" office:value="31243600000" calcext:value-type="float">
            <text:p>31243600000</text:p>
          </table:table-cell>
          <table:table-cell office:value-type="float" office:value="20" calcext:value-type="float">
            <text:p>20</text:p>
          </table:table-cell>
          <table:table-cell table:formula="of:=IFERROR([.C94]/([.C94]-[.G94]);1)"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1002" calcext:value-type="float">
            <text:p>171002</text:p>
          </table:table-cell>
          <table:table-cell office:value-type="float" office:value="36430200000" calcext:value-type="float">
            <text:p>36430200000</text:p>
          </table:table-cell>
          <table:table-cell office:value-type="float" office:value="18" calcext:value-type="float">
            <text:p>18</text:p>
          </table:table-cell>
          <table:table-cell table:formula="of:=IFERROR([.C95]/([.C95]-[.G95]);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429.4" calcext:value-type="float">
            <text:p>86429.4</text:p>
          </table:table-cell>
          <table:table-cell office:value-type="float" office:value="8038150000" calcext:value-type="float">
            <text:p>8038150000</text:p>
          </table:table-cell>
          <table:table-cell office:value-type="float" office:value="13" calcext:value-type="float">
            <text:p>13</text:p>
          </table:table-cell>
          <table:table-cell table:formula="of:=IFERROR([.C96]/([.C96]-[.G96]);1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527" calcext:value-type="float">
            <text:p>108527</text:p>
          </table:table-cell>
          <table:table-cell office:value-type="float" office:value="13474100000" calcext:value-type="float">
            <text:p>13474100000</text:p>
          </table:table-cell>
          <table:table-cell office:value-type="float" office:value="14" calcext:value-type="float">
            <text:p>14</text:p>
          </table:table-cell>
          <table:table-cell table:formula="of:=IFERROR([.C97]/([.C97]-[.G97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0187" calcext:value-type="float">
            <text:p>110187</text:p>
          </table:table-cell>
          <table:table-cell office:value-type="float" office:value="17551700000" calcext:value-type="float">
            <text:p>17551700000</text:p>
          </table:table-cell>
          <table:table-cell office:value-type="float" office:value="27" calcext:value-type="float">
            <text:p>27</text:p>
          </table:table-cell>
          <table:table-cell table:formula="of:=IFERROR([.C98]/([.C98]-[.G98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3676.3" calcext:value-type="float">
            <text:p>93676.3</text:p>
          </table:table-cell>
          <table:table-cell office:value-type="float" office:value="9587180000" calcext:value-type="float">
            <text:p>9587180000</text:p>
          </table:table-cell>
          <table:table-cell office:value-type="float" office:value="24" calcext:value-type="float">
            <text:p>24</text:p>
          </table:table-cell>
          <table:table-cell table:formula="of:=IFERROR([.C99]/([.C99]-[.G99]);1)" office:value-type="float" office:value="3.18181818181818" calcext:value-type="float">
            <text:p>3.1818181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7302.6" calcext:value-type="float">
            <text:p>97302.6</text:p>
          </table:table-cell>
          <table:table-cell office:value-type="float" office:value="10538000000" calcext:value-type="float">
            <text:p>10538000000</text:p>
          </table:table-cell>
          <table:table-cell office:value-type="float" office:value="27" calcext:value-type="float">
            <text:p>27</text:p>
          </table:table-cell>
          <table:table-cell table:formula="of:=IFERROR([.C100]/([.C100]-[.G100]);1)" office:value-type="float" office:value="3.25" calcext:value-type="float">
            <text:p>3.25</text:p>
          </table:table-cell>
        </table:table-row>
        <table:table-row table:style-name="ro1">
          <table:table-cell table:style-name="ce1" table:formula="of:=AVERAGE([.A1:.A100])" office:value-type="float" office:value="1" calcext:value-type="float">
            <text:p>1</text:p>
          </table:table-cell>
          <table:table-cell table:style-name="ce1" table:formula="of:=AVERAGE([.B1:.B100])" office:value-type="float" office:value="0.93" calcext:value-type="float">
            <text:p>0.93</text:p>
          </table:table-cell>
          <table:table-cell table:style-name="ce1" table:formula="of:=AVERAGE([.C1:.C100])" office:value-type="float" office:value="17.16" calcext:value-type="float">
            <text:p>17.16</text:p>
          </table:table-cell>
          <table:table-cell table:style-name="ce1" table:formula="of:=AVERAGE([.D1:.D100])" office:value-type="float" office:value="0.06" calcext:value-type="float">
            <text:p>0.06</text:p>
          </table:table-cell>
          <table:table-cell table:style-name="ce1" table:formula="of:=AVERAGE([.E1:.E100])" office:value-type="float" office:value="153832.179" calcext:value-type="float">
            <text:p>153832.179</text:p>
          </table:table-cell>
          <table:table-cell table:style-name="ce1" table:formula="of:=AVERAGE([.F1:.F100])" office:value-type="float" office:value="30467447500" calcext:value-type="float">
            <text:p>30467447500</text:p>
          </table:table-cell>
          <table:table-cell table:style-name="ce1" table:formula="of:=AVERAGE([.G1:.G100])" office:value-type="float" office:value="11.97" calcext:value-type="float">
            <text:p>11.97</text:p>
          </table:table-cell>
          <table:table-cell table:style-name="ce1" table:formula="of:=AVERAGE([.H1:.H100])" office:value-type="float" office:value="3.50666702741703" calcext:value-type="float">
            <text:p>3.5066670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09:47:59.777878815</dc:date>
    <meta:editing-duration>PT32M8S</meta:editing-duration>
    <meta:editing-cycles>1</meta:editing-cycles>
    <meta:document-statistic meta:table-count="1" meta:cell-count="808" meta:object-count="0"/>
    <meta:generator>LibreOffice/5.1.6.2$Linux_X86_64 LibreOffice_project/10m0$Build-2</meta:generator>
  </office:meta>
</office:document-meta>
</file>